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7142176709" calcext:value-type="float">
            <text:p>99,71</text:p>
          </table:table-cell>
          <table:table-cell table:formula="of:=100 - SUM([.A2:.B2])" office:value-type="float" office:value="0.285782329100002" calcext:value-type="float">
            <text:p>0,2857823291</text:p>
          </table:table-cell>
          <table:table-cell office:value-type="float" office:value="8440" calcext:value-type="float">
            <text:p>8440</text:p>
          </table:table-cell>
          <table:table-cell table:style-name="ce4" table:formula="of:=[.E18]+[.H18]" office:value-type="float" office:value="12561" calcext:value-type="float">
            <text:p>12561</text:p>
          </table:table-cell>
          <table:table-cell table:formula="of:=12597-[.E2]" office:value-type="float" office:value="36" calcext:value-type="float">
            <text:p>36</text:p>
          </table:table-cell>
          <table:table-cell office:value-type="float" office:value="267.857503891" calcext:value-type="float">
            <text:p>267,857503891</text:p>
          </table:table-cell>
          <table:table-cell office:value-type="float" office:value="17.150400877" calcext:value-type="float">
            <text:p>17,15040087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7618480591" calcext:value-type="float">
            <text:p>99,76</text:p>
          </table:table-cell>
          <table:table-cell table:formula="of:=100 - SUM([.A3:.B3])" office:value-type="float" office:value="0.238151940899996" calcext:value-type="float">
            <text:p>0,2381519409</text:p>
          </table:table-cell>
          <table:table-cell office:value-type="float" office:value="8259" calcext:value-type="float">
            <text:p>8259</text:p>
          </table:table-cell>
          <table:table-cell table:style-name="ce4" table:formula="of:=[.E19]+[.H19]" office:value-type="float" office:value="12567" calcext:value-type="float">
            <text:p>12567</text:p>
          </table:table-cell>
          <table:table-cell table:formula="of:=12597-[.E3]" office:value-type="float" office:value="30" calcext:value-type="float">
            <text:p>30</text:p>
          </table:table-cell>
          <table:table-cell office:value-type="float" office:value="367.896787167" calcext:value-type="float">
            <text:p>367,896787167</text:p>
          </table:table-cell>
          <table:table-cell office:value-type="float" office:value="16.5697731972" calcext:value-type="float">
            <text:p>16,569773197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7300944669" calcext:value-type="float">
            <text:p>99,73</text:p>
          </table:table-cell>
          <table:table-cell table:formula="of:=100 - SUM([.A4:.B4])" office:value-type="float" office:value="0.269905533100001" calcext:value-type="float">
            <text:p>0,2699055331</text:p>
          </table:table-cell>
          <table:table-cell office:value-type="float" office:value="8219" calcext:value-type="float">
            <text:p>8219</text:p>
          </table:table-cell>
          <table:table-cell table:style-name="ce4" table:formula="of:=[.E20]+[.H20]" office:value-type="float" office:value="12563" calcext:value-type="float">
            <text:p>12563</text:p>
          </table:table-cell>
          <table:table-cell table:formula="of:=12597-[.E4]" office:value-type="float" office:value="34" calcext:value-type="float">
            <text:p>34</text:p>
          </table:table-cell>
          <table:table-cell office:value-type="float" office:value="177.565431833" calcext:value-type="float">
            <text:p>177,565431833</text:p>
          </table:table-cell>
          <table:table-cell office:value-type="float" office:value="16.5026538372" calcext:value-type="float">
            <text:p>16,502653837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665872827" calcext:value-type="float">
            <text:p>99,67</text:p>
          </table:table-cell>
          <table:table-cell table:formula="of:=100 - SUM([.A5:.B5])" office:value-type="float" office:value="0.333412717300007" calcext:value-type="float">
            <text:p>0,3334127173</text:p>
          </table:table-cell>
          <table:table-cell office:value-type="float" office:value="8215" calcext:value-type="float">
            <text:p>8215</text:p>
          </table:table-cell>
          <table:table-cell table:style-name="ce4" table:formula="of:=[.E21]+[.H21]" office:value-type="float" office:value="12555" calcext:value-type="float">
            <text:p>12555</text:p>
          </table:table-cell>
          <table:table-cell table:formula="of:=12597-[.E5]" office:value-type="float" office:value="42" calcext:value-type="float">
            <text:p>42</text:p>
          </table:table-cell>
          <table:table-cell office:value-type="float" office:value="170.532044888" calcext:value-type="float">
            <text:p>170,532044888</text:p>
          </table:table-cell>
          <table:table-cell office:value-type="float" office:value="16.4909510612" calcext:value-type="float">
            <text:p>16,490951061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6904024768" calcext:value-type="float">
            <text:p>99,69</text:p>
          </table:table-cell>
          <table:table-cell table:formula="of:=100 - SUM([.A6:.B6])" office:value-type="float" office:value="0.309597523199997" calcext:value-type="float">
            <text:p>0,3095975232</text:p>
          </table:table-cell>
          <table:table-cell office:value-type="float" office:value="8361" calcext:value-type="float">
            <text:p>8361</text:p>
          </table:table-cell>
          <table:table-cell table:style-name="ce4" table:formula="of:=[.E22]+[.H22]" office:value-type="float" office:value="12558" calcext:value-type="float">
            <text:p>12558</text:p>
          </table:table-cell>
          <table:table-cell table:formula="of:=12597-[.E6]" office:value-type="float" office:value="39" calcext:value-type="float">
            <text:p>39</text:p>
          </table:table-cell>
          <table:table-cell office:value-type="float" office:value="150.979918003" calcext:value-type="float">
            <text:p>150,979918003</text:p>
          </table:table-cell>
          <table:table-cell office:value-type="float" office:value="16.7685556412" calcext:value-type="float">
            <text:p>16,768555641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6268952925" calcext:value-type="float">
            <text:p>99,63</text:p>
          </table:table-cell>
          <table:table-cell table:formula="of:=100 - SUM([.A7:.B7])" office:value-type="float" office:value="0.373104707500005" calcext:value-type="float">
            <text:p>0,3731047075</text:p>
          </table:table-cell>
          <table:table-cell office:value-type="float" office:value="8277" calcext:value-type="float">
            <text:p>8277</text:p>
          </table:table-cell>
          <table:table-cell table:style-name="ce4" table:formula="of:=[.E23]+[.H23]" office:value-type="float" office:value="12550" calcext:value-type="float">
            <text:p>12550</text:p>
          </table:table-cell>
          <table:table-cell table:formula="of:=12597-[.E7]" office:value-type="float" office:value="47" calcext:value-type="float">
            <text:p>47</text:p>
          </table:table-cell>
          <table:table-cell office:value-type="float" office:value="237.740117788" calcext:value-type="float">
            <text:p>237,740117788</text:p>
          </table:table-cell>
          <table:table-cell office:value-type="float" office:value="16.6775138378" calcext:value-type="float">
            <text:p>16,677513837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665872827" calcext:value-type="float">
            <text:p>99,67</text:p>
          </table:table-cell>
          <table:table-cell table:formula="of:=100 - SUM([.A8:.B8])" office:value-type="float" office:value="0.333412717300007" calcext:value-type="float">
            <text:p>0,3334127173</text:p>
          </table:table-cell>
          <table:table-cell office:value-type="float" office:value="8282" calcext:value-type="float">
            <text:p>8282</text:p>
          </table:table-cell>
          <table:table-cell table:style-name="ce4" table:formula="of:=[.E24]+[.H24]" office:value-type="float" office:value="12555" calcext:value-type="float">
            <text:p>12555</text:p>
          </table:table-cell>
          <table:table-cell table:formula="of:=12597-[.E8]" office:value-type="float" office:value="42" calcext:value-type="float">
            <text:p>42</text:p>
          </table:table-cell>
          <table:table-cell office:value-type="float" office:value="227.264869928" calcext:value-type="float">
            <text:p>227,264869928</text:p>
          </table:table-cell>
          <table:table-cell office:value-type="float" office:value="16.6919269562" calcext:value-type="float">
            <text:p>16,691926956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6904270519" calcext:value-type="float">
            <text:p>99,69</text:p>
          </table:table-cell>
          <table:table-cell table:formula="of:=100 - SUM([.A9:.B9])" office:value-type="float" office:value="0.309572948099998" calcext:value-type="float">
            <text:p>0,3095729481</text:p>
          </table:table-cell>
          <table:table-cell office:value-type="float" office:value="8467" calcext:value-type="float">
            <text:p>8467</text:p>
          </table:table-cell>
          <table:table-cell table:style-name="ce4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315.09688592" calcext:value-type="float">
            <text:p>315,09688592</text:p>
          </table:table-cell>
          <table:table-cell office:value-type="float" office:value="17.0244512558" calcext:value-type="float">
            <text:p>17,024451255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7221781235" calcext:value-type="float">
            <text:p>99,72</text:p>
          </table:table-cell>
          <table:table-cell table:formula="of:=100 - SUM([.A10:.B10])" office:value-type="float" office:value="0.277821876499999" calcext:value-type="float">
            <text:p>0,2778218765</text:p>
          </table:table-cell>
          <table:table-cell office:value-type="float" office:value="8227" calcext:value-type="float">
            <text:p>8227</text:p>
          </table:table-cell>
          <table:table-cell table:style-name="ce4" table:formula="of:=[.E26]+[.H26]" office:value-type="float" office:value="12562" calcext:value-type="float">
            <text:p>12562</text:p>
          </table:table-cell>
          <table:table-cell table:formula="of:=12597-[.E10]" office:value-type="float" office:value="35" calcext:value-type="float">
            <text:p>35</text:p>
          </table:table-cell>
          <table:table-cell office:value-type="float" office:value="159.401413918" calcext:value-type="float">
            <text:p>159,401413918</text:p>
          </table:table-cell>
          <table:table-cell office:value-type="float" office:value="16.5438859463" calcext:value-type="float">
            <text:p>16,543885946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142403556" calcext:value-type="float">
            <text:p>99,71</text:p>
          </table:table-cell>
          <table:table-cell table:formula="of:=100 - SUM([.A11:.B11])" office:value-type="float" office:value="0.285759644400002" calcext:value-type="float">
            <text:p>0,2857596444</text:p>
          </table:table-cell>
          <table:table-cell office:value-type="float" office:value="8170" calcext:value-type="float">
            <text:p>8170</text:p>
          </table:table-cell>
          <table:table-cell table:style-name="ce4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175.595638037" calcext:value-type="float">
            <text:p>175,595638037</text:p>
          </table:table-cell>
          <table:table-cell office:value-type="float" office:value="16.4407551289" calcext:value-type="float">
            <text:p>16,440755128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834780626" calcext:value-type="float">
            <text:p>99,6983478063</text:p>
          </table:table-cell>
          <table:table-cell table:formula="of:=AVERAGE([.C2:.C11])" office:value-type="float" office:value="0.301652193740001" calcext:value-type="float">
            <text:p>0,3016521937</text:p>
          </table:table-cell>
          <table:table-cell table:formula="of:=SUM([.D2:.D11])/10" office:value-type="float" office:value="8291.7" calcext:value-type="float">
            <text:p>8291,7</text:p>
          </table:table-cell>
          <table:table-cell table:formula="of:=AVERAGE([.E2:.E11])" office:value-type="float" office:value="12559" calcext:value-type="float">
            <text:p>12559</text:p>
          </table:table-cell>
          <table:table-cell table:formula="of:=AVERAGE([.F2:.F11])" office:value-type="float" office:value="38" calcext:value-type="float">
            <text:p>38</text:p>
          </table:table-cell>
          <table:table-cell table:formula="of:=SUM([.G2:.G11])/10" office:value-type="float" office:value="224.9930611373" calcext:value-type="float">
            <text:p>224,9930611373</text:p>
          </table:table-cell>
          <table:table-cell table:formula="of:=SUM([.H2:.H11])/10" office:value-type="float" office:value="16.68608677388" calcext:value-type="float">
            <text:p>16,686086773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8228149559419" calcext:value-type="float">
            <text:p>0,658228149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8" calcext:value-type="float">
            <text:p>5844,8</text:p>
          </table:table-cell>
          <table:table-cell table:formula="of:=AVERAGE([.G18:.G27])" office:value-type="float" office:value="17.9" calcext:value-type="float">
            <text:p>17,9</text:p>
          </table:table-cell>
          <table:table-cell/>
          <table:table-cell office:value-type="float" office:value="5780" calcext:value-type="float">
            <text:p>578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12597-SUM([.E18:.G18])" office:value-type="float" office:value="6781" calcext:value-type="float">
            <text:p>678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1" calcext:value-type="float">
            <text:p>20,1</text:p>
          </table:table-cell>
          <table:table-cell table:formula="of:=AVERAGE([.H18:.H27])" office:value-type="float" office:value="6714.2" calcext:value-type="float">
            <text:p>6714,2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681" calcext:value-type="float">
            <text:p>668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0" calcext:value-type="float">
            <text:p>583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0:.G20])" office:value-type="float" office:value="6733" calcext:value-type="float">
            <text:p>673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8" calcext:value-type="float">
            <text:p>5844,8</text:p>
          </table:table-cell>
          <table:table-cell table:number-columns-repeated="2"/>
          <table:table-cell office:value-type="float" office:value="5843" calcext:value-type="float">
            <text:p>5843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12597-SUM([.E21:.G21])" office:value-type="float" office:value="6712" calcext:value-type="float">
            <text:p>671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1" calcext:value-type="float">
            <text:p>20,1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745" calcext:value-type="float">
            <text:p>674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9" calcext:value-type="float">
            <text:p>17,9</text:p>
          </table:table-cell>
          <table:table-cell table:number-columns-repeated="2"/>
          <table:table-cell office:value-type="float" office:value="5951" calcext:value-type="float">
            <text:p>5951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599" calcext:value-type="float">
            <text:p>659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2" calcext:value-type="float">
            <text:p>6714,2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12597-SUM([.E24:.G24])" office:value-type="float" office:value="6623" calcext:value-type="float">
            <text:p>662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12597-SUM([.E25:.G25])" office:value-type="float" office:value="6752" calcext:value-type="float">
            <text:p>675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0" calcext:value-type="float">
            <text:p>58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12597-SUM([.E26:.G26])" office:value-type="float" office:value="6762" calcext:value-type="float">
            <text:p>676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7" calcext:value-type="float">
            <text:p>580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754" calcext:value-type="float">
            <text:p>675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4.8" calcext:value-type="float">
            <text:p>5844,8</text:p>
          </table:table-cell>
          <table:table-cell table:formula="of:=SUM([.F18:.F27])/10" office:value-type="float" office:value="20.1" calcext:value-type="float">
            <text:p>20,1</text:p>
          </table:table-cell>
          <table:table-cell table:formula="of:=SUM([.G18:.G27])/10" office:value-type="float" office:value="17.9" calcext:value-type="float">
            <text:p>17,9</text:p>
          </table:table-cell>
          <table:table-cell table:formula="of:=SUM([.H18:.H27])/10" office:value-type="float" office:value="6714.2" calcext:value-type="float">
            <text:p>6714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46799256315" calcext:value-type="float">
            <text:p>0,9969467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15279984557" calcext:value-type="float">
            <text:p>0,997015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5:32:50.688878222</meta:creation-date>
    <dc:date>2018-01-18T15:35:30.277566502</dc:date>
    <meta:editing-duration>PT2M41S</meta:editing-duration>
    <meta:editing-cycles>2</meta:editing-cycles>
    <meta:generator>LibreOffice/5.1.6.2$Linux_X86_64 LibreOffice_project/10m0$Build-2</meta:generator>
    <meta:document-statistic meta:table-count="1" meta:cell-count="177" meta:object-count="0"/>
  </office:meta>
</office:document-meta>
</file>